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stama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</table:table>
      <table:table table:name="estabem" table:style-name="ta1">
        <table:table-column table:style-name="co1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rro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  <table:table-cell office:value-type="string" calcext:value-type="string">
            <text:p>raiz(N/G)/W</text:p>
          </table:table-cell>
          <table:table-cell office:value-type="string" calcext:value-type="string">
            <text:p>erro da coisa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estabem.$C$32]*[estabem.G2]+[estabem.$C$33]" office:value-type="float" office:value="320.411182837621" calcext:value-type="float">
            <text:p>320.4111828376</text:p>
          </table:table-cell>
          <table:table-cell table:formula="of:=SQRT(([estabem.H2]*[estabem.$D$32])^2+([estabem.$D$33])^2)" office:value-type="float" office:value="16.8081051824372" calcext:value-type="float">
            <text:p>16.8081051824</text:p>
          </table:table-cell>
          <table:table-cell table:formula="of:=[estabem.H2]/511+1" office:value-type="float" office:value="1.62702775506384" calcext:value-type="float">
            <text:p>1.6270277551</text:p>
          </table:table-cell>
          <table:table-cell table:formula="of:=[estabem.I2]/511" office:value-type="float" office:value="0.0328925737425386" calcext:value-type="float">
            <text:p>0.0328925737</text:p>
          </table:table-cell>
          <table:table-cell table:formula="of:=SQRT([estabem.J2]^2-1)" office:value-type="float" office:value="1.28344042158102" calcext:value-type="float">
            <text:p>1.2834404216</text:p>
          </table:table-cell>
          <table:table-cell table:formula="of:=[estabem.J2]/SQRT([estabem.J2]*[estabem.J2]-1)*[estabem.K2]" office:value-type="float" office:value="0.041698180542474" calcext:value-type="float">
            <text:p>0.0416981805</text:p>
          </table:table-cell>
          <table:table-cell office:value-type="float" office:value="16.1173" calcext:value-type="float">
            <text:p>16.1173</text:p>
          </table:table-cell>
          <table:table-cell office:value-type="float" office:value="295" calcext:value-type="float">
            <text:p>295</text:p>
          </table:table-cell>
          <table:table-cell table:formula="of:=SQRT([estabem.O2])" office:value-type="float" office:value="17.1755640373177" calcext:value-type="float">
            <text:p>17.1755640373</text:p>
          </table:table-cell>
          <table:table-cell table:formula="of:=SQRT([estabem.O2]/[estabem.N2])/[estabem.J2]" office:value-type="float" office:value="2.62948017985311" calcext:value-type="float">
            <text:p>2.6294801799</text:p>
          </table:table-cell>
          <table:table-cell table:formula="of:=SQRT(([estabem.Q2]/[estabem.J2]*[estabem.K2])^2+([estabem.Q2]/2/[estabem.O2]*[estabem.P2])^2)" office:value-type="float" office:value="0.0931949026529914" calcext:value-type="float">
            <text:p>0.09319490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511*(SQRT(1+[estabem.B3]*[estabem.B3])-1)"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estabem.$C$32]*[estabem.G3]+[estabem.$C$33]" office:value-type="float" office:value="331.832792336759" calcext:value-type="float">
            <text:p>331.8327923368</text:p>
          </table:table-cell>
          <table:table-cell table:formula="of:=SQRT(([estabem.H3]*[estabem.$D$32])^2+([estabem.$D$33])^2)" office:value-type="float" office:value="17.3763297278448" calcext:value-type="float">
            <text:p>17.3763297278</text:p>
          </table:table-cell>
          <table:table-cell table:formula="of:=[estabem.H3]/511+1" office:value-type="float" office:value="1.64937924136352" calcext:value-type="float">
            <text:p>1.6493792414</text:p>
          </table:table-cell>
          <table:table-cell table:formula="of:=[estabem.I3]/511" office:value-type="float" office:value="0.0340045591542952" calcext:value-type="float">
            <text:p>0.0340045592</text:p>
          </table:table-cell>
          <table:table-cell table:formula="of:=SQRT([estabem.J3]^2-1)" office:value-type="float" office:value="1.3116599718833" calcext:value-type="float">
            <text:p>1.3116599719</text:p>
          </table:table-cell>
          <table:table-cell table:formula="of:=[estabem.J3]/SQRT([estabem.J3]*[estabem.J3]-1)*[estabem.K3]" office:value-type="float" office:value="0.0427598731249553" calcext:value-type="float">
            <text:p>0.0427598731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277" calcext:value-type="float">
            <text:p>277</text:p>
          </table:table-cell>
          <table:table-cell table:formula="of:=SQRT([estabem.O3])" office:value-type="float" office:value="16.6433169770932" calcext:value-type="float">
            <text:p>16.6433169771</text:p>
          </table:table-cell>
          <table:table-cell table:formula="of:=SQRT([estabem.O3]/[estabem.N3])/[estabem.J3]" office:value-type="float" office:value="2.52606835603222" calcext:value-type="float">
            <text:p>2.526068356</text:p>
          </table:table-cell>
          <table:table-cell table:formula="of:=SQRT(([estabem.Q3]/[estabem.J3]*[estabem.K3])^2+([estabem.Q3]/2/[estabem.O3]*[estabem.P3])^2)" office:value-type="float" office:value="0.0920394228675997" calcext:value-type="float">
            <text:p>0.092039422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511*(SQRT(1+[estabem.B4]*[estabem.B4])-1)" office:value-type="float" office:value="0.00254864423927745" calcext:value-type="float">
            <text:p>0.0025486442</text:p>
          </table:table-cell>
          <table:table-cell office:value-type="float" office:value="28.19" calcext:value-type="float">
            <text:p>28.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estabem.$C$32]*[estabem.G4]+[estabem.$C$33]" office:value-type="float" office:value="343.254401835897" calcext:value-type="float">
            <text:p>343.2544018359</text:p>
          </table:table-cell>
          <table:table-cell table:formula="of:=SQRT(([estabem.H4]*[estabem.$D$32])^2+([estabem.$D$33])^2)" office:value-type="float" office:value="17.9455164930519" calcext:value-type="float">
            <text:p>17.9455164931</text:p>
          </table:table-cell>
          <table:table-cell table:formula="of:=[estabem.H4]/511+1" office:value-type="float" office:value="1.6717307276632" calcext:value-type="float">
            <text:p>1.6717307277</text:p>
          </table:table-cell>
          <table:table-cell table:formula="of:=[estabem.I4]/511" office:value-type="float" office:value="0.0351184275793579" calcext:value-type="float">
            <text:p>0.0351184276</text:p>
          </table:table-cell>
          <table:table-cell table:formula="of:=SQRT([estabem.J4]^2-1)" office:value-type="float" office:value="1.33965802569661" calcext:value-type="float">
            <text:p>1.3396580257</text:p>
          </table:table-cell>
          <table:table-cell table:formula="of:=[estabem.J4]/SQRT([estabem.J4]*[estabem.J4]-1)*[estabem.K4]" office:value-type="float" office:value="0.0438235380712921" calcext:value-type="float">
            <text:p>0.0438235381</text:p>
          </table:table-cell>
          <table:table-cell office:value-type="float" office:value="15.793" calcext:value-type="float">
            <text:p>15.793</text:p>
          </table:table-cell>
          <table:table-cell office:value-type="float" office:value="262" calcext:value-type="float">
            <text:p>262</text:p>
          </table:table-cell>
          <table:table-cell table:formula="of:=SQRT([estabem.O4])" office:value-type="float" office:value="16.1864140562386" calcext:value-type="float">
            <text:p>16.1864140562</text:p>
          </table:table-cell>
          <table:table-cell table:formula="of:=SQRT([estabem.O4]/[estabem.N4])/[estabem.J4]" office:value-type="float" office:value="2.43641914119336" calcext:value-type="float">
            <text:p>2.4364191412</text:p>
          </table:table-cell>
          <table:table-cell table:formula="of:=SQRT(([estabem.Q4]/[estabem.J4]*[estabem.K4])^2+([estabem.Q4]/2/[estabem.O4]*[estabem.P4])^2)" office:value-type="float" office:value="0.0910158954919936" calcext:value-type="float">
            <text:p>0.091015895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511*(SQRT(1+[estabem.B5]*[estabem.B5])-1)" office:value-type="float" office:value="0.0101197942891826" calcext:value-type="float">
            <text:p>0.0101197943</text:p>
          </table:table-cell>
          <table:table-cell office:value-type="float" office:value="27.99" calcext:value-type="float">
            <text:p>27.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estabem.$C$32]*[estabem.G5]+[estabem.$C$33]" office:value-type="float" office:value="354.676011335034" calcext:value-type="float">
            <text:p>354.676011335</text:p>
          </table:table-cell>
          <table:table-cell table:formula="of:=SQRT(([estabem.H5]*[estabem.$D$32])^2+([estabem.$D$33])^2)" office:value-type="float" office:value="18.5155767395647" calcext:value-type="float">
            <text:p>18.5155767396</text:p>
          </table:table-cell>
          <table:table-cell table:formula="of:=[estabem.H5]/511+1" office:value-type="float" office:value="1.69408221396288" calcext:value-type="float">
            <text:p>1.694082214</text:p>
          </table:table-cell>
          <table:table-cell table:formula="of:=[estabem.I5]/511" office:value-type="float" office:value="0.0362340053611835" calcext:value-type="float">
            <text:p>0.0362340054</text:p>
          </table:table-cell>
          <table:table-cell table:formula="of:=SQRT([estabem.J5]^2-1)" office:value-type="float" office:value="1.36744818829285" calcext:value-type="float">
            <text:p>1.3674481883</text:p>
          </table:table-cell>
          <table:table-cell table:formula="of:=[estabem.J5]/SQRT([estabem.J5]*[estabem.J5]-1)*[estabem.K5]" office:value-type="float" office:value="0.0448890016810429" calcext:value-type="float">
            <text:p>0.0448890017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238" calcext:value-type="float">
            <text:p>238</text:p>
          </table:table-cell>
          <table:table-cell table:formula="of:=SQRT([estabem.O5])" office:value-type="float" office:value="15.4272486205415" calcext:value-type="float">
            <text:p>15.4272486205</text:p>
          </table:table-cell>
          <table:table-cell table:formula="of:=SQRT([estabem.O5]/[estabem.N5])/[estabem.J5]" office:value-type="float" office:value="2.30380317469999" calcext:value-type="float">
            <text:p>2.3038031747</text:p>
          </table:table-cell>
          <table:table-cell table:formula="of:=SQRT(([estabem.Q5]/[estabem.J5]*[estabem.K5])^2+([estabem.Q5]/2/[estabem.O5]*[estabem.P5])^2)" office:value-type="float" office:value="0.0894603091342596" calcext:value-type="float">
            <text:p>0.0894603091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511*(SQRT(1+[estabem.B6]*[estabem.B6])-1)" office:value-type="float" office:value="0.0224996626053291" calcext:value-type="float">
            <text:p>0.0224996626</text:p>
          </table:table-cell>
          <table:table-cell office:value-type="float" office:value="27.67" calcext:value-type="float">
            <text:p>27.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estabem.$C$32]*[estabem.G6]+[estabem.$C$33]" office:value-type="float" office:value="366.097620834172" calcext:value-type="float">
            <text:p>366.0976208342</text:p>
          </table:table-cell>
          <table:table-cell table:formula="of:=SQRT(([estabem.H6]*[estabem.$D$32])^2+([estabem.$D$33])^2)" office:value-type="float" office:value="19.0864322019525" calcext:value-type="float">
            <text:p>19.086432202</text:p>
          </table:table-cell>
          <table:table-cell table:formula="of:=[estabem.H6]/511+1" office:value-type="float" office:value="1.71643370026257" calcext:value-type="float">
            <text:p>1.7164337003</text:p>
          </table:table-cell>
          <table:table-cell table:formula="of:=[estabem.I6]/511" office:value-type="float" office:value="0.0373511393384588" calcext:value-type="float">
            <text:p>0.0373511393</text:p>
          </table:table-cell>
          <table:table-cell table:formula="of:=SQRT([estabem.J6]^2-1)" office:value-type="float" office:value="1.39504288371256" calcext:value-type="float">
            <text:p>1.3950428837</text:p>
          </table:table-cell>
          <table:table-cell table:formula="of:=[estabem.J6]/SQRT([estabem.J6]*[estabem.J6]-1)*[estabem.K6]" office:value-type="float" office:value="0.045956117229256" calcext:value-type="float">
            <text:p>0.0459561172</text:p>
          </table:table-cell>
          <table:table-cell office:value-type="float" office:value="15.4523" calcext:value-type="float">
            <text:p>15.4523</text:p>
          </table:table-cell>
          <table:table-cell office:value-type="float" office:value="287" calcext:value-type="float">
            <text:p>287</text:p>
          </table:table-cell>
          <table:table-cell table:formula="of:=SQRT([estabem.O6])" office:value-type="float" office:value="16.9410743460974" calcext:value-type="float">
            <text:p>16.9410743461</text:p>
          </table:table-cell>
          <table:table-cell table:formula="of:=SQRT([estabem.O6]/[estabem.N6])/[estabem.J6]" office:value-type="float" office:value="2.51083023628059" calcext:value-type="float">
            <text:p>2.5108302363</text:p>
          </table:table-cell>
          <table:table-cell table:formula="of:=SQRT(([estabem.Q6]/[estabem.J6]*[estabem.K6])^2+([estabem.Q6]/2/[estabem.O6]*[estabem.P6])^2)" office:value-type="float" office:value="0.0920696776526061" calcext:value-type="float">
            <text:p>0.092069677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511*(SQRT(1+[estabem.B7]*[estabem.B7])-1)" office:value-type="float" office:value="0.0393638432891464" calcext:value-type="float">
            <text:p>0.0393638433</text:p>
          </table:table-cell>
          <table:table-cell office:value-type="float" office:value="27.25" calcext:value-type="float">
            <text:p>27.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estabem.$C$32]*[estabem.G7]+[estabem.$C$33]" office:value-type="float" office:value="377.519230333309" calcext:value-type="float">
            <text:p>377.5192303333</text:p>
          </table:table-cell>
          <table:table-cell table:formula="of:=SQRT(([estabem.H7]*[estabem.$D$32])^2+([estabem.$D$33])^2)" office:value-type="float" office:value="19.6580136027384" calcext:value-type="float">
            <text:p>19.6580136027</text:p>
          </table:table-cell>
          <table:table-cell table:formula="of:=[estabem.H7]/511+1" office:value-type="float" office:value="1.73878518656225" calcext:value-type="float">
            <text:p>1.7387851866</text:p>
          </table:table-cell>
          <table:table-cell table:formula="of:=[estabem.I7]/511" office:value-type="float" office:value="0.0384696939388226" calcext:value-type="float">
            <text:p>0.0384696939</text:p>
          </table:table-cell>
          <table:table-cell table:formula="of:=SQRT([estabem.J7]^2-1)" office:value-type="float" office:value="1.42245348781896" calcext:value-type="float">
            <text:p>1.4224534878</text:p>
          </table:table-cell>
          <table:table-cell table:formula="of:=[estabem.J7]/SQRT([estabem.J7]*[estabem.J7]-1)*[estabem.K7]" office:value-type="float" office:value="0.0470247600538217" calcext:value-type="float">
            <text:p>0.0470247601</text:p>
          </table:table-cell>
          <table:table-cell office:value-type="float" office:value="15.2748" calcext:value-type="float">
            <text:p>15.2748</text:p>
          </table:table-cell>
          <table:table-cell office:value-type="float" office:value="259" calcext:value-type="float">
            <text:p>259</text:p>
          </table:table-cell>
          <table:table-cell table:formula="of:=SQRT([estabem.O7])" office:value-type="float" office:value="16.0934769394311" calcext:value-type="float">
            <text:p>16.0934769394</text:p>
          </table:table-cell>
          <table:table-cell table:formula="of:=SQRT([estabem.O7]/[estabem.N7])/[estabem.J7]" office:value-type="float" office:value="2.3681880438009" calcext:value-type="float">
            <text:p>2.3681880438</text:p>
          </table:table-cell>
          <table:table-cell table:formula="of:=SQRT(([estabem.Q7]/[estabem.J7]*[estabem.K7])^2+([estabem.Q7]/2/[estabem.O7]*[estabem.P7])^2)" office:value-type="float" office:value="0.0903252801352755" calcext:value-type="float">
            <text:p>0.090325280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511*(SQRT(1+[estabem.B8]*[estabem.B8])-1)" office:value-type="float" office:value="0.0603153682511963" calcext:value-type="float">
            <text:p>0.0603153683</text:p>
          </table:table-cell>
          <table:table-cell office:value-type="float" office:value="26.76" calcext:value-type="float">
            <text:p>26.7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estabem.$C$32]*[estabem.G8]+[estabem.$C$33]" office:value-type="float" office:value="388.940839832447" calcext:value-type="float">
            <text:p>388.9408398324</text:p>
          </table:table-cell>
          <table:table-cell table:formula="of:=SQRT(([estabem.H8]*[estabem.$D$32])^2+([estabem.$D$33])^2)" office:value-type="float" office:value="20.2302594104936" calcext:value-type="float">
            <text:p>20.2302594105</text:p>
          </table:table-cell>
          <table:table-cell table:formula="of:=[estabem.H8]/511+1" office:value-type="float" office:value="1.76113667286193" calcext:value-type="float">
            <text:p>1.7611366729</text:p>
          </table:table-cell>
          <table:table-cell table:formula="of:=[estabem.I8]/511" office:value-type="float" office:value="0.0395895487485198" calcext:value-type="float">
            <text:p>0.0395895487</text:p>
          </table:table-cell>
          <table:table-cell table:formula="of:=SQRT([estabem.J8]^2-1)" office:value-type="float" office:value="1.44969044299091" calcext:value-type="float">
            <text:p>1.449690443</text:p>
          </table:table-cell>
          <table:table-cell table:formula="of:=[estabem.J8]/SQRT([estabem.J8]*[estabem.J8]-1)*[estabem.K8]" office:value-type="float" office:value="0.048094823622639" calcext:value-type="float">
            <text:p>0.0480948236</text:p>
          </table:table-cell>
          <table:table-cell office:value-type="float" office:value="15.0917" calcext:value-type="float">
            <text:p>15.0917</text:p>
          </table:table-cell>
          <table:table-cell office:value-type="float" office:value="258" calcext:value-type="float">
            <text:p>258</text:p>
          </table:table-cell>
          <table:table-cell table:formula="of:=SQRT([estabem.O8])" office:value-type="float" office:value="16.062378404209" calcext:value-type="float">
            <text:p>16.0623784042</text:p>
          </table:table-cell>
          <table:table-cell table:formula="of:=SQRT([estabem.O8]/[estabem.N8])/[estabem.J8]" office:value-type="float" office:value="2.34772762700221" calcext:value-type="float">
            <text:p>2.347727627</text:p>
          </table:table-cell>
          <table:table-cell table:formula="of:=SQRT(([estabem.Q8]/[estabem.J8]*[estabem.K8])^2+([estabem.Q8]/2/[estabem.O8]*[estabem.P8])^2)" office:value-type="float" office:value="0.0901454691003168" calcext:value-type="float">
            <text:p>0.090145469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511*(SQRT(1+[estabem.B9]*[estabem.B9])-1)" office:value-type="float" office:value="0.0849232836531898" calcext:value-type="float">
            <text:p>0.0849232837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estabem.$C$32]*[estabem.G9]+[estabem.$C$33]" office:value-type="float" office:value="400.362449331584" calcext:value-type="float">
            <text:p>400.3624493316</text:p>
          </table:table-cell>
          <table:table-cell table:formula="of:=SQRT(([estabem.H9]*[estabem.$D$32])^2+([estabem.$D$33])^2)" office:value-type="float" office:value="20.803114796371" calcext:value-type="float">
            <text:p>20.8031147964</text:p>
          </table:table-cell>
          <table:table-cell table:formula="of:=[estabem.H9]/511+1" office:value-type="float" office:value="1.78348815916161" calcext:value-type="float">
            <text:p>1.7834881592</text:p>
          </table:table-cell>
          <table:table-cell table:formula="of:=[estabem.I9]/511" office:value-type="float" office:value="0.0407105964703933" calcext:value-type="float">
            <text:p>0.0407105965</text:p>
          </table:table-cell>
          <table:table-cell table:formula="of:=SQRT([estabem.J9]^2-1)" office:value-type="float" office:value="1.47676335743737" calcext:value-type="float">
            <text:p>1.4767633574</text:p>
          </table:table-cell>
          <table:table-cell table:formula="of:=[estabem.J9]/SQRT([estabem.J9]*[estabem.J9]-1)*[estabem.K9]" office:value-type="float" office:value="0.0491662163688487" calcext:value-type="float">
            <text:p>0.0491662164</text:p>
          </table:table-cell>
          <table:table-cell office:value-type="float" office:value="14.9029" calcext:value-type="float">
            <text:p>14.9029</text:p>
          </table:table-cell>
          <table:table-cell office:value-type="float" office:value="260" calcext:value-type="float">
            <text:p>260</text:p>
          </table:table-cell>
          <table:table-cell table:formula="of:=SQRT([estabem.O9])" office:value-type="float" office:value="16.1245154965971" calcext:value-type="float">
            <text:p>16.1245154966</text:p>
          </table:table-cell>
          <table:table-cell table:formula="of:=SQRT([estabem.O9]/[estabem.N9])/[estabem.J9]" office:value-type="float" office:value="2.34196850311416" calcext:value-type="float">
            <text:p>2.3419685031</text:p>
          </table:table-cell>
          <table:table-cell table:formula="of:=SQRT(([estabem.Q9]/[estabem.J9]*[estabem.K9])^2+([estabem.Q9]/2/[estabem.O9]*[estabem.P9])^2)" office:value-type="float" office:value="0.0901759012721446" calcext:value-type="float">
            <text:p>0.090175901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511*(SQRT(1+[estabem.B10]*[estabem.B10])-1)" office:value-type="float" office:value="0.112754991963992" calcext:value-type="float">
            <text:p>0.112754992</text:p>
          </table:table-cell>
          <table:table-cell office:value-type="float" office:value="25.66" calcext:value-type="float">
            <text:p>25.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estabem.$C$32]*[estabem.G10]+[estabem.$C$33]" office:value-type="float" office:value="411.784058830722" calcext:value-type="float">
            <text:p>411.7840588307</text:p>
          </table:table-cell>
          <table:table-cell table:formula="of:=SQRT(([estabem.H10]*[estabem.$D$32])^2+([estabem.$D$33])^2)" office:value-type="float" office:value="21.3765307533943" calcext:value-type="float">
            <text:p>21.3765307534</text:p>
          </table:table-cell>
          <table:table-cell table:formula="of:=[estabem.H10]/511+1" office:value-type="float" office:value="1.8058396454613" calcext:value-type="float">
            <text:p>1.8058396455</text:p>
          </table:table-cell>
          <table:table-cell table:formula="of:=[estabem.I10]/511" office:value-type="float" office:value="0.0418327412003803" calcext:value-type="float">
            <text:p>0.0418327412</text:p>
          </table:table-cell>
          <table:table-cell table:formula="of:=SQRT([estabem.J10]^2-1)" office:value-type="float" office:value="1.50368109156156" calcext:value-type="float">
            <text:p>1.5036810916</text:p>
          </table:table-cell>
          <table:table-cell table:formula="of:=[estabem.J10]/SQRT([estabem.J10]*[estabem.J10]-1)*[estabem.K10]" office:value-type="float" office:value="0.0502388591317044" calcext:value-type="float">
            <text:p>0.0502388591</text:p>
          </table:table-cell>
          <table:table-cell office:value-type="float" office:value="14.7077" calcext:value-type="float">
            <text:p>14.7077</text:p>
          </table:table-cell>
          <table:table-cell office:value-type="float" office:value="217" calcext:value-type="float">
            <text:p>217</text:p>
          </table:table-cell>
          <table:table-cell table:formula="of:=SQRT([estabem.O10])" office:value-type="float" office:value="14.7309198626562" calcext:value-type="float">
            <text:p>14.7309198627</text:p>
          </table:table-cell>
          <table:table-cell table:formula="of:=SQRT([estabem.O10]/[estabem.N10])/[estabem.J10]" office:value-type="float" office:value="2.12705295509746" calcext:value-type="float">
            <text:p>2.1270529551</text:p>
          </table:table-cell>
          <table:table-cell table:formula="of:=SQRT(([estabem.Q10]/[estabem.J10]*[estabem.K10])^2+([estabem.Q10]/2/[estabem.O10]*[estabem.P10])^2)" office:value-type="float" office:value="0.0874087536884519" calcext:value-type="float">
            <text:p>0.087408753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511*(SQRT(1+[estabem.B11]*[estabem.B11])-1)" office:value-type="float" office:value="0.143399297065637" calcext:value-type="float">
            <text:p>0.1433992971</text:p>
          </table:table-cell>
          <table:table-cell office:value-type="float" office:value="25.09" calcext:value-type="float">
            <text:p>25.0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estabem.$C$32]*[estabem.G11]+[estabem.$C$33]" office:value-type="float" office:value="423.205668329859" calcext:value-type="float">
            <text:p>423.2056683299</text:p>
          </table:table-cell>
          <table:table-cell table:formula="of:=SQRT(([estabem.H11]*[estabem.$D$32])^2+([estabem.$D$33])^2)" office:value-type="float" office:value="21.9504633499008" calcext:value-type="float">
            <text:p>21.9504633499</text:p>
          </table:table-cell>
          <table:table-cell table:formula="of:=[estabem.H11]/511+1" office:value-type="float" office:value="1.82819113176098" calcext:value-type="float">
            <text:p>1.8281911318</text:p>
          </table:table-cell>
          <table:table-cell table:formula="of:=[estabem.I11]/511" office:value-type="float" office:value="0.0429558969665378" calcext:value-type="float">
            <text:p>0.042955897</text:p>
          </table:table-cell>
          <table:table-cell table:formula="of:=SQRT([estabem.J11]^2-1)" office:value-type="float" office:value="1.53045183336474" calcext:value-type="float">
            <text:p>1.5304518334</text:p>
          </table:table-cell>
          <table:table-cell table:formula="of:=[estabem.J11]/SQRT([estabem.J11]*[estabem.J11]-1)*[estabem.K11]" office:value-type="float" office:value="0.0513126830776563" calcext:value-type="float">
            <text:p>0.0513126831</text:p>
          </table:table-cell>
          <table:table-cell office:value-type="float" office:value="14.5058" calcext:value-type="float">
            <text:p>14.5058</text:p>
          </table:table-cell>
          <table:table-cell office:value-type="float" office:value="241" calcext:value-type="float">
            <text:p>241</text:p>
          </table:table-cell>
          <table:table-cell table:formula="of:=SQRT([estabem.O11])" office:value-type="float" office:value="15.52417469626" calcext:value-type="float">
            <text:p>15.5241746963</text:p>
          </table:table-cell>
          <table:table-cell table:formula="of:=SQRT([estabem.O11]/[estabem.N11])/[estabem.J11]" office:value-type="float" office:value="2.22954417020739" calcext:value-type="float">
            <text:p>2.2295441702</text:p>
          </table:table-cell>
          <table:table-cell table:formula="of:=SQRT(([estabem.Q11]/[estabem.J11]*[estabem.K11])^2+([estabem.Q11]/2/[estabem.O11]*[estabem.P11])^2)" office:value-type="float" office:value="0.0888865568098326" calcext:value-type="float">
            <text:p>0.088886556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511*(SQRT(1+[estabem.B12]*[estabem.B12])-1)" office:value-type="float" office:value="0.176480188805467" calcext:value-type="float">
            <text:p>0.1764801888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estabem.$C$32]*[estabem.G12]+[estabem.$C$33]" office:value-type="float" office:value="434.627277828997" calcext:value-type="float">
            <text:p>434.627277829</text:p>
          </table:table-cell>
          <table:table-cell table:formula="of:=SQRT(([estabem.H12]*[estabem.$D$32])^2+([estabem.$D$33])^2)" office:value-type="float" office:value="22.5248730940835" calcext:value-type="float">
            <text:p>22.5248730941</text:p>
          </table:table-cell>
          <table:table-cell table:formula="of:=[estabem.H12]/511+1" office:value-type="float" office:value="1.85054261806066" calcext:value-type="float">
            <text:p>1.8505426181</text:p>
          </table:table-cell>
          <table:table-cell table:formula="of:=[estabem.I12]/511" office:value-type="float" office:value="0.0440799864854864" calcext:value-type="float">
            <text:p>0.0440799865</text:p>
          </table:table-cell>
          <table:table-cell table:formula="of:=SQRT([estabem.J12]^2-1)" office:value-type="float" office:value="1.55708316452873" calcext:value-type="float">
            <text:p>1.5570831645</text:p>
          </table:table-cell>
          <table:table-cell table:formula="of:=[estabem.J12]/SQRT([estabem.J12]*[estabem.J12]-1)*[estabem.K12]" office:value-type="float" office:value="0.052387628004198" calcext:value-type="float">
            <text:p>0.052387628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8" calcext:value-type="float">
            <text:p>218</text:p>
          </table:table-cell>
          <table:table-cell table:formula="of:=SQRT([estabem.O12])" office:value-type="float" office:value="14.7648230602334" calcext:value-type="float">
            <text:p>14.7648230602</text:p>
          </table:table-cell>
          <table:table-cell table:formula="of:=SQRT([estabem.O12]/[estabem.N12])/[estabem.J12]" office:value-type="float" office:value="2.1101251593927" calcext:value-type="float">
            <text:p>2.1101251594</text:p>
          </table:table-cell>
          <table:table-cell table:formula="of:=SQRT(([estabem.Q12]/[estabem.J12]*[estabem.K12])^2+([estabem.Q12]/2/[estabem.O12]*[estabem.P12])^2)" office:value-type="float" office:value="0.0873648637038772" calcext:value-type="float">
            <text:p>0.08736486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estabem.B13]*[estabem.B1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estabem.$C$32]*[estabem.G13]+[estabem.$C$33]" office:value-type="float" office:value="446.048887328135" calcext:value-type="float">
            <text:p>446.0488873281</text:p>
          </table:table-cell>
          <table:table-cell table:formula="of:=SQRT(([estabem.H13]*[estabem.$D$32])^2+([estabem.$D$33])^2)" office:value-type="float" office:value="23.099724390964" calcext:value-type="float">
            <text:p>23.099724391</text:p>
          </table:table-cell>
          <table:table-cell table:formula="of:=[estabem.H13]/511+1" office:value-type="float" office:value="1.87289410436034" calcext:value-type="float">
            <text:p>1.8728941044</text:p>
          </table:table-cell>
          <table:table-cell table:formula="of:=[estabem.I13]/511" office:value-type="float" office:value="0.0452049400997339" calcext:value-type="float">
            <text:p>0.0452049401</text:p>
          </table:table-cell>
          <table:table-cell table:formula="of:=SQRT([estabem.J13]^2-1)" office:value-type="float" office:value="1.58358211853624" calcext:value-type="float">
            <text:p>1.5835821185</text:p>
          </table:table-cell>
          <table:table-cell table:formula="of:=[estabem.J13]/SQRT([estabem.J13]*[estabem.J13]-1)*[estabem.K13]" office:value-type="float" office:value="0.0534636409503108" calcext:value-type="float">
            <text:p>0.053463641</text:p>
          </table:table-cell>
          <table:table-cell office:value-type="float" office:value="14.0805" calcext:value-type="float">
            <text:p>14.0805</text:p>
          </table:table-cell>
          <table:table-cell office:value-type="float" office:value="196" calcext:value-type="float">
            <text:p>196</text:p>
          </table:table-cell>
          <table:table-cell table:formula="of:=SQRT([estabem.O13])" office:value-type="float" office:value="14" calcext:value-type="float">
            <text:p>14</text:p>
          </table:table-cell>
          <table:table-cell table:formula="of:=SQRT([estabem.O13]/[estabem.N13])/[estabem.J13]" office:value-type="float" office:value="1.99207541025941" calcext:value-type="float">
            <text:p>1.9920754103</text:p>
          </table:table-cell>
          <table:table-cell table:formula="of:=SQRT(([estabem.Q13]/[estabem.J13]*[estabem.K13])^2+([estabem.Q13]/2/[estabem.O13]*[estabem.P13])^2)" office:value-type="float" office:value="0.0858692301602815" calcext:value-type="float">
            <text:p>0.0858692302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estabem.B14]*[estabem.B1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estabem.$C$32]*[estabem.G14]+[estabem.$C$33]" office:value-type="float" office:value="457.470496827272" calcext:value-type="float">
            <text:p>457.4704968273</text:p>
          </table:table-cell>
          <table:table-cell table:formula="of:=SQRT(([estabem.H14]*[estabem.$D$32])^2+([estabem.$D$33])^2)" office:value-type="float" office:value="23.6749850765978" calcext:value-type="float">
            <text:p>23.6749850766</text:p>
          </table:table-cell>
          <table:table-cell table:formula="of:=[estabem.H14]/511+1" office:value-type="float" office:value="1.89524559066002" calcext:value-type="float">
            <text:p>1.8952455907</text:p>
          </table:table-cell>
          <table:table-cell table:formula="of:=[estabem.I14]/511" office:value-type="float" office:value="0.0463306948661406" calcext:value-type="float">
            <text:p>0.0463306949</text:p>
          </table:table-cell>
          <table:table-cell table:formula="of:=SQRT([estabem.J14]^2-1)" office:value-type="float" office:value="1.60995523196027" calcext:value-type="float">
            <text:p>1.609955232</text:p>
          </table:table-cell>
          <table:table-cell table:formula="of:=[estabem.J14]/SQRT([estabem.J14]*[estabem.J14]-1)*[estabem.K14]" office:value-type="float" office:value="0.0545406750536493" calcext:value-type="float">
            <text:p>0.0545406751</text:p>
          </table:table-cell>
          <table:table-cell office:value-type="float" office:value="13.8563" calcext:value-type="float">
            <text:p>13.8563</text:p>
          </table:table-cell>
          <table:table-cell office:value-type="float" office:value="196" calcext:value-type="float">
            <text:p>196</text:p>
          </table:table-cell>
          <table:table-cell table:formula="of:=SQRT([estabem.O14])" office:value-type="float" office:value="14" calcext:value-type="float">
            <text:p>14</text:p>
          </table:table-cell>
          <table:table-cell table:formula="of:=SQRT([estabem.O14]/[estabem.N14])/[estabem.J14]" office:value-type="float" office:value="1.98444424728029" calcext:value-type="float">
            <text:p>1.9844442473</text:p>
          </table:table-cell>
          <table:table-cell table:formula="of:=SQRT(([estabem.Q14]/[estabem.J14]*[estabem.K14])^2+([estabem.Q14]/2/[estabem.O14]*[estabem.P14])^2)" office:value-type="float" office:value="0.0858855174499272" calcext:value-type="float">
            <text:p>0.0858855174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estabem.B15]*[estabem.B1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estabem.$C$32]*[estabem.G15]+[estabem.$C$33]" office:value-type="float" office:value="468.89210632641" calcext:value-type="float">
            <text:p>468.8921063264</text:p>
          </table:table-cell>
          <table:table-cell table:formula="of:=SQRT(([estabem.H15]*[estabem.$D$32])^2+([estabem.$D$33])^2)" office:value-type="float" office:value="24.2506260170839" calcext:value-type="float">
            <text:p>24.2506260171</text:p>
          </table:table-cell>
          <table:table-cell table:formula="of:=[estabem.H15]/511+1" office:value-type="float" office:value="1.91759707695971" calcext:value-type="float">
            <text:p>1.917597077</text:p>
          </table:table-cell>
          <table:table-cell table:formula="of:=[estabem.I15]/511" office:value-type="float" office:value="0.0474571937712013" calcext:value-type="float">
            <text:p>0.0474571938</text:p>
          </table:table-cell>
          <table:table-cell table:formula="of:=SQRT([estabem.J15]^2-1)" office:value-type="float" office:value="1.63620858987001" calcext:value-type="float">
            <text:p>1.6362085899</text:p>
          </table:table-cell>
          <table:table-cell table:formula="of:=[estabem.J15]/SQRT([estabem.J15]*[estabem.J15]-1)*[estabem.K15]" office:value-type="float" office:value="0.0556186886071756" calcext:value-type="float">
            <text:p>0.0556186886</text:p>
          </table:table-cell>
          <table:table-cell office:value-type="float" office:value="13.6239" calcext:value-type="float">
            <text:p>13.6239</text:p>
          </table:table-cell>
          <table:table-cell office:value-type="float" office:value="186" calcext:value-type="float">
            <text:p>186</text:p>
          </table:table-cell>
          <table:table-cell table:formula="of:=SQRT([estabem.O15])" office:value-type="float" office:value="13.6381816969859" calcext:value-type="float">
            <text:p>13.638181697</text:p>
          </table:table-cell>
          <table:table-cell table:formula="of:=SQRT([estabem.O15]/[estabem.N15])/[estabem.J15]" office:value-type="float" office:value="1.92685213913389" calcext:value-type="float">
            <text:p>1.9268521391</text:p>
          </table:table-cell>
          <table:table-cell table:formula="of:=SQRT(([estabem.Q15]/[estabem.J15]*[estabem.K15])^2+([estabem.Q15]/2/[estabem.O15]*[estabem.P15])^2)" office:value-type="float" office:value="0.0852305416294922" calcext:value-type="float">
            <text:p>0.0852305416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estabem.B16]*[estabem.B1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estabem.$C$32]*[estabem.G16]+[estabem.$C$33]" office:value-type="float" office:value="480.313715825547" calcext:value-type="float">
            <text:p>480.3137158255</text:p>
          </table:table-cell>
          <table:table-cell table:formula="of:=SQRT(([estabem.H16]*[estabem.$D$32])^2+([estabem.$D$33])^2)" office:value-type="float" office:value="24.8266207621678" calcext:value-type="float">
            <text:p>24.8266207622</text:p>
          </table:table-cell>
          <table:table-cell table:formula="of:=[estabem.H16]/511+1" office:value-type="float" office:value="1.93994856325939" calcext:value-type="float">
            <text:p>1.9399485633</text:p>
          </table:table-cell>
          <table:table-cell table:formula="of:=[estabem.I16]/511" office:value-type="float" office:value="0.0485843850531659" calcext:value-type="float">
            <text:p>0.0485843851</text:p>
          </table:table-cell>
          <table:table-cell table:formula="of:=SQRT([estabem.J16]^2-1)" office:value-type="float" office:value="1.66234786614961" calcext:value-type="float">
            <text:p>1.6623478661</text:p>
          </table:table-cell>
          <table:table-cell table:formula="of:=[estabem.J16]/SQRT([estabem.J16]*[estabem.J16]-1)*[estabem.K16]" office:value-type="float" office:value="0.0566976442776915" calcext:value-type="float">
            <text:p>0.0566976443</text:p>
          </table:table-cell>
          <table:table-cell office:value-type="float" office:value="13.383" calcext:value-type="float">
            <text:p>13.383</text:p>
          </table:table-cell>
          <table:table-cell office:value-type="float" office:value="171" calcext:value-type="float">
            <text:p>171</text:p>
          </table:table-cell>
          <table:table-cell table:formula="of:=SQRT([estabem.O16])" office:value-type="float" office:value="13.076696830622" calcext:value-type="float">
            <text:p>13.0766968306</text:p>
          </table:table-cell>
          <table:table-cell table:formula="of:=SQRT([estabem.O16]/[estabem.N16])/[estabem.J16]" office:value-type="float" office:value="1.84260014595529" calcext:value-type="float">
            <text:p>1.842600146</text:p>
          </table:table-cell>
          <table:table-cell table:formula="of:=SQRT(([estabem.Q16]/[estabem.J16]*[estabem.K16])^2+([estabem.Q16]/2/[estabem.O16]*[estabem.P16])^2)" office:value-type="float" office:value="0.0842211051592894" calcext:value-type="float">
            <text:p>0.0842211052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estabem.B17]*[estabem.B1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estabem.$C$32]*[estabem.G17]+[estabem.$C$33]" office:value-type="float" office:value="491.735325324685" calcext:value-type="float">
            <text:p>491.7353253247</text:p>
          </table:table-cell>
          <table:table-cell table:formula="of:=SQRT(([estabem.H17]*[estabem.$D$32])^2+([estabem.$D$33])^2)" office:value-type="float" office:value="25.4029452450152" calcext:value-type="float">
            <text:p>25.402945245</text:p>
          </table:table-cell>
          <table:table-cell table:formula="of:=[estabem.H17]/511+1" office:value-type="float" office:value="1.96230004955907" calcext:value-type="float">
            <text:p>1.9623000496</text:p>
          </table:table-cell>
          <table:table-cell table:formula="of:=[estabem.I17]/511" office:value-type="float" office:value="0.0497122216145111" calcext:value-type="float">
            <text:p>0.0497122216</text:p>
          </table:table-cell>
          <table:table-cell table:formula="of:=SQRT([estabem.J17]^2-1)" office:value-type="float" office:value="1.68837835940275" calcext:value-type="float">
            <text:p>1.6883783594</text:p>
          </table:table-cell>
          <table:table-cell table:formula="of:=[estabem.J17]/SQRT([estabem.J17]*[estabem.J17]-1)*[estabem.K17]" office:value-type="float" office:value="0.057777508456312" calcext:value-type="float">
            <text:p>0.0577775085</text:p>
          </table:table-cell>
          <table:table-cell office:value-type="float" office:value="13.1331" calcext:value-type="float">
            <text:p>13.1331</text:p>
          </table:table-cell>
          <table:table-cell office:value-type="float" office:value="169" calcext:value-type="float">
            <text:p>169</text:p>
          </table:table-cell>
          <table:table-cell table:formula="of:=SQRT([estabem.O17])" office:value-type="float" office:value="13" calcext:value-type="float">
            <text:p>13</text:p>
          </table:table-cell>
          <table:table-cell table:formula="of:=SQRT([estabem.O17]/[estabem.N17])/[estabem.J17]" office:value-type="float" office:value="1.82807627311912" calcext:value-type="float">
            <text:p>1.8280762731</text:p>
          </table:table-cell>
          <table:table-cell table:formula="of:=SQRT(([estabem.Q17]/[estabem.J17]*[estabem.K17])^2+([estabem.Q17]/2/[estabem.O17]*[estabem.P17])^2)" office:value-type="float" office:value="0.0841924638097255" calcext:value-type="float">
            <text:p>0.08419246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estabem.B18]*[estabem.B1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estabem.$C$32]*[estabem.G18]+[estabem.$C$33]" office:value-type="float" office:value="503.156934823822" calcext:value-type="float">
            <text:p>503.1569348238</text:p>
          </table:table-cell>
          <table:table-cell table:formula="of:=SQRT(([estabem.H18]*[estabem.$D$32])^2+([estabem.$D$33])^2)" office:value-type="float" office:value="25.9795775211738" calcext:value-type="float">
            <text:p>25.9795775212</text:p>
          </table:table-cell>
          <table:table-cell table:formula="of:=[estabem.H18]/511+1" office:value-type="float" office:value="1.98465153585875" calcext:value-type="float">
            <text:p>1.9846515359</text:p>
          </table:table-cell>
          <table:table-cell table:formula="of:=[estabem.I18]/511" office:value-type="float" office:value="0.0508406605111033" calcext:value-type="float">
            <text:p>0.0508406605</text:p>
          </table:table-cell>
          <table:table-cell table:formula="of:=SQRT([estabem.J18]^2-1)" office:value-type="float" office:value="1.71430502501349" calcext:value-type="float">
            <text:p>1.714305025</text:p>
          </table:table-cell>
          <table:table-cell table:formula="of:=[estabem.J18]/SQRT([estabem.J18]*[estabem.J18]-1)*[estabem.K18]" office:value-type="float" office:value="0.0588582507168703" calcext:value-type="float">
            <text:p>0.0588582507</text:p>
          </table:table-cell>
          <table:table-cell office:value-type="float" office:value="12.8739" calcext:value-type="float">
            <text:p>12.8739</text:p>
          </table:table-cell>
          <table:table-cell office:value-type="float" office:value="143" calcext:value-type="float">
            <text:p>143</text:p>
          </table:table-cell>
          <table:table-cell table:formula="of:=SQRT([estabem.O18])" office:value-type="float" office:value="11.9582607431014" calcext:value-type="float">
            <text:p>11.9582607431</text:p>
          </table:table-cell>
          <table:table-cell table:formula="of:=SQRT([estabem.O18]/[estabem.N18])/[estabem.J18]" office:value-type="float" office:value="1.67930154859221" calcext:value-type="float">
            <text:p>1.6793015486</text:p>
          </table:table-cell>
          <table:table-cell table:formula="of:=SQRT(([estabem.Q18]/[estabem.J18]*[estabem.K18])^2+([estabem.Q18]/2/[estabem.O18]*[estabem.P18])^2)" office:value-type="float" office:value="0.0823453585729228" calcext:value-type="float">
            <text:p>0.0823453586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0.511*(SQRT(1+[estabem.B19]*[estabem.B19])-1)" office:value-type="float" office:value="0.723887298501365" calcext:value-type="float">
            <text:p>0.7238872985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estabem.$C$32]*[estabem.G19]+[estabem.$C$33]" office:value-type="float" office:value="514.57854432296" calcext:value-type="float">
            <text:p>514.578544323</text:p>
          </table:table-cell>
          <table:table-cell table:formula="of:=SQRT(([estabem.H19]*[estabem.$D$32])^2+([estabem.$D$33])^2)" office:value-type="float" office:value="26.5564975409187" calcext:value-type="float">
            <text:p>26.5564975409</text:p>
          </table:table-cell>
          <table:table-cell table:formula="of:=[estabem.H19]/511+1" office:value-type="float" office:value="2.00700302215843" calcext:value-type="float">
            <text:p>2.0070030222</text:p>
          </table:table-cell>
          <table:table-cell table:formula="of:=[estabem.I19]/511" office:value-type="float" office:value="0.0519696625066902" calcext:value-type="float">
            <text:p>0.0519696625</text:p>
          </table:table-cell>
          <table:table-cell table:formula="of:=SQRT([estabem.J19]^2-1)" office:value-type="float" office:value="1.74013250384937" calcext:value-type="float">
            <text:p>1.7401325038</text:p>
          </table:table-cell>
          <table:table-cell table:formula="of:=[estabem.J19]/SQRT([estabem.J19]*[estabem.J19]-1)*[estabem.K19]" office:value-type="float" office:value="0.0599398433629338" calcext:value-type="float">
            <text:p>0.0599398434</text:p>
          </table:table-cell>
          <table:table-cell office:value-type="float" office:value="12.6052" calcext:value-type="float">
            <text:p>12.6052</text:p>
          </table:table-cell>
          <table:table-cell office:value-type="float" office:value="121" calcext:value-type="float">
            <text:p>121</text:p>
          </table:table-cell>
          <table:table-cell table:formula="of:=SQRT([estabem.O19])" office:value-type="float" office:value="11" calcext:value-type="float">
            <text:p>11</text:p>
          </table:table-cell>
          <table:table-cell table:formula="of:=SQRT([estabem.O19]/[estabem.N19])/[estabem.J19]" office:value-type="float" office:value="1.54372446992907" calcext:value-type="float">
            <text:p>1.5437244699</text:p>
          </table:table-cell>
          <table:table-cell table:formula="of:=SQRT(([estabem.Q19]/[estabem.J19]*[estabem.K19])^2+([estabem.Q19]/2/[estabem.O19]*[estabem.P19])^2)" office:value-type="float" office:value="0.0807564655421185" calcext:value-type="float">
            <text:p>0.0807564655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0.511*(SQRT(1+[estabem.B20]*[estabem.B20])-1)" office:value-type="float" office:value="0.8176" calcext:value-type="float">
            <text:p>0.8176</text:p>
          </table:table-cell>
          <table:table-cell office:value-type="float" office:value="18.54" calcext:value-type="float">
            <text:p>18.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estabem.$C$32]*[estabem.G20]+[estabem.$C$33]" office:value-type="float" office:value="526.000153822097" calcext:value-type="float">
            <text:p>526.0001538221</text:p>
          </table:table-cell>
          <table:table-cell table:formula="of:=SQRT(([estabem.H20]*[estabem.$D$32])^2+([estabem.$D$33])^2)" office:value-type="float" office:value="27.1336869501302" calcext:value-type="float">
            <text:p>27.1336869501</text:p>
          </table:table-cell>
          <table:table-cell table:formula="of:=[estabem.H20]/511+1" office:value-type="float" office:value="2.02935450845812" calcext:value-type="float">
            <text:p>2.0293545085</text:p>
          </table:table-cell>
          <table:table-cell table:formula="of:=[estabem.I20]/511" office:value-type="float" office:value="0.0530991916832293" calcext:value-type="float">
            <text:p>0.0530991917</text:p>
          </table:table-cell>
          <table:table-cell table:formula="of:=SQRT([estabem.J20]^2-1)" office:value-type="float" office:value="1.76586514802215" calcext:value-type="float">
            <text:p>1.765865148</text:p>
          </table:table-cell>
          <table:table-cell table:formula="of:=[estabem.J20]/SQRT([estabem.J20]*[estabem.J20]-1)*[estabem.K20]" office:value-type="float" office:value="0.0610222610478134" calcext:value-type="float">
            <text:p>0.061022261</text:p>
          </table:table-cell>
          <table:table-cell office:value-type="float" office:value="12.3265" calcext:value-type="float">
            <text:p>12.3265</text:p>
          </table:table-cell>
          <table:table-cell office:value-type="float" office:value="116" calcext:value-type="float">
            <text:p>116</text:p>
          </table:table-cell>
          <table:table-cell table:formula="of:=SQRT([estabem.O20])" office:value-type="float" office:value="10.770329614269" calcext:value-type="float">
            <text:p>10.7703296143</text:p>
          </table:table-cell>
          <table:table-cell table:formula="of:=SQRT([estabem.O20]/[estabem.N20])/[estabem.J20]" office:value-type="float" office:value="1.51164977555784" calcext:value-type="float">
            <text:p>1.5116497756</text:p>
          </table:table-cell>
          <table:table-cell table:formula="of:=SQRT(([estabem.Q20]/[estabem.J20]*[estabem.K20])^2+([estabem.Q20]/2/[estabem.O20]*[estabem.P20])^2)" office:value-type="float" office:value="0.0805555995763756" calcext:value-type="float">
            <text:p>0.0805555996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estabem.$C$32]*[estabem.G21]+[estabem.$C$33]" office:value-type="float" office:value="537.421763321235" calcext:value-type="float">
            <text:p>537.4217633212</text:p>
          </table:table-cell>
          <table:table-cell table:formula="of:=SQRT(([estabem.H21]*[estabem.$D$32])^2+([estabem.$D$33])^2)" office:value-type="float" office:value="27.7111289156399" calcext:value-type="float">
            <text:p>27.7111289156</text:p>
          </table:table-cell>
          <table:table-cell table:formula="of:=[estabem.H21]/511+1" office:value-type="float" office:value="2.0517059947578" calcext:value-type="float">
            <text:p>2.0517059948</text:p>
          </table:table-cell>
          <table:table-cell table:formula="of:=[estabem.I21]/511" office:value-type="float" office:value="0.0542292150990996" calcext:value-type="float">
            <text:p>0.0542292151</text:p>
          </table:table-cell>
          <table:table-cell table:formula="of:=SQRT([estabem.J21]^2-1)" office:value-type="float" office:value="1.79150704406237" calcext:value-type="float">
            <text:p>1.7915070441</text:p>
          </table:table-cell>
          <table:table-cell table:formula="of:=[estabem.J21]/SQRT([estabem.J21]*[estabem.J21]-1)*[estabem.K21]" office:value-type="float" office:value="0.0621054804549008" calcext:value-type="float">
            <text:p>0.062105480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01" calcext:value-type="float">
            <text:p>101</text:p>
          </table:table-cell>
          <table:table-cell table:formula="of:=SQRT([estabem.O21])" office:value-type="float" office:value="10.0498756211209" calcext:value-type="float">
            <text:p>10.0498756211</text:p>
          </table:table-cell>
          <table:table-cell table:formula="of:=SQRT([estabem.O21]/[estabem.N21])/[estabem.J21]" office:value-type="float" office:value="1.4118137569913" calcext:value-type="float">
            <text:p>1.411813757</text:p>
          </table:table-cell>
          <table:table-cell table:formula="of:=SQRT(([estabem.Q21]/[estabem.J21]*[estabem.K21])^2+([estabem.Q21]/2/[estabem.O21]*[estabem.P21])^2)" office:value-type="float" office:value="0.0795373830109141" calcext:value-type="float">
            <text:p>0.079537383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estabem.$C$32]*[estabem.G22]+[estabem.$C$33]" office:value-type="float" office:value="548.843372820373" calcext:value-type="float">
            <text:p>548.8433728204</text:p>
          </table:table-cell>
          <table:table-cell table:formula="of:=SQRT(([estabem.H22]*[estabem.$D$32])^2+([estabem.$D$33])^2)" office:value-type="float" office:value="28.2888079716248" calcext:value-type="float">
            <text:p>28.2888079716</text:p>
          </table:table-cell>
          <table:table-cell table:formula="of:=[estabem.H22]/511+1" office:value-type="float" office:value="2.07405748105748" calcext:value-type="float">
            <text:p>2.0740574811</text:p>
          </table:table-cell>
          <table:table-cell table:formula="of:=[estabem.I22]/511" office:value-type="float" office:value="0.0553597024885025" calcext:value-type="float">
            <text:p>0.0553597025</text:p>
          </table:table-cell>
          <table:table-cell table:formula="of:=SQRT([estabem.J22]^2-1)" office:value-type="float" office:value="1.81706203381461" calcext:value-type="float">
            <text:p>1.8170620338</text:p>
          </table:table-cell>
          <table:table-cell table:formula="of:=[estabem.J22]/SQRT([estabem.J22]*[estabem.J22]-1)*[estabem.K22]" office:value-type="float" office:value="0.0631894800280161" calcext:value-type="float">
            <text:p>0.06318948</text:p>
          </table:table-cell>
          <table:table-cell office:value-type="float" office:value="11.7379" calcext:value-type="float">
            <text:p>11.7379</text:p>
          </table:table-cell>
          <table:table-cell office:value-type="float" office:value="72" calcext:value-type="float">
            <text:p>72</text:p>
          </table:table-cell>
          <table:table-cell table:formula="of:=SQRT([estabem.O22])" office:value-type="float" office:value="8.48528137423857" calcext:value-type="float">
            <text:p>8.4852813742</text:p>
          </table:table-cell>
          <table:table-cell table:formula="of:=SQRT([estabem.O22]/[estabem.N22])/[estabem.J22]" office:value-type="float" office:value="1.19412628252094" calcext:value-type="float">
            <text:p>1.1941262825</text:p>
          </table:table-cell>
          <table:table-cell table:formula="of:=SQRT(([estabem.Q22]/[estabem.J22]*[estabem.K22])^2+([estabem.Q22]/2/[estabem.O22]*[estabem.P22])^2)" office:value-type="float" office:value="0.0772467575808482" calcext:value-type="float">
            <text:p>0.077246757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estabem.$C$32]*[estabem.G23]+[estabem.$C$33]" office:value-type="float" office:value="560.26498231951" calcext:value-type="float">
            <text:p>560.2649823195</text:p>
          </table:table-cell>
          <table:table-cell table:formula="of:=SQRT(([estabem.H23]*[estabem.$D$32])^2+([estabem.$D$33])^2)" office:value-type="float" office:value="28.8667098841626" calcext:value-type="float">
            <text:p>28.8667098842</text:p>
          </table:table-cell>
          <table:table-cell table:formula="of:=[estabem.H23]/511+1" office:value-type="float" office:value="2.09640896735716" calcext:value-type="float">
            <text:p>2.0964089674</text:p>
          </table:table-cell>
          <table:table-cell table:formula="of:=[estabem.I23]/511" office:value-type="float" office:value="0.0564906259964043" calcext:value-type="float">
            <text:p>0.056490626</text:p>
          </table:table-cell>
          <table:table-cell table:formula="of:=SQRT([estabem.J23]^2-1)" office:value-type="float" office:value="1.84253373331821" calcext:value-type="float">
            <text:p>1.8425337333</text:p>
          </table:table-cell>
          <table:table-cell table:formula="of:=[estabem.J23]/SQRT([estabem.J23]*[estabem.J23]-1)*[estabem.K23]" office:value-type="float" office:value="0.0642742397433378" calcext:value-type="float">
            <text:p>0.0642742397</text:p>
          </table:table-cell>
          <table:table-cell office:value-type="float" office:value="11.4274" calcext:value-type="float">
            <text:p>11.4274</text:p>
          </table:table-cell>
          <table:table-cell office:value-type="float" office:value="75" calcext:value-type="float">
            <text:p>75</text:p>
          </table:table-cell>
          <table:table-cell table:formula="of:=SQRT([estabem.O23])" office:value-type="float" office:value="8.66025403784439" calcext:value-type="float">
            <text:p>8.6602540378</text:p>
          </table:table-cell>
          <table:table-cell table:formula="of:=SQRT([estabem.O23]/[estabem.N23])/[estabem.J23]" office:value-type="float" office:value="1.22202730026953" calcext:value-type="float">
            <text:p>1.2220273003</text:p>
          </table:table-cell>
          <table:table-cell table:formula="of:=SQRT(([estabem.Q23]/[estabem.J23]*[estabem.K23])^2+([estabem.Q23]/2/[estabem.O23]*[estabem.P23])^2)" office:value-type="float" office:value="0.0778599286474733" calcext:value-type="float">
            <text:p>0.0778599286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estabem.$C$32]*[estabem.G24]+[estabem.$C$33]" office:value-type="float" office:value="571.686591818648" calcext:value-type="float">
            <text:p>571.6865918186</text:p>
          </table:table-cell>
          <table:table-cell table:formula="of:=SQRT(([estabem.H24]*[estabem.$D$32])^2+([estabem.$D$33])^2)" office:value-type="float" office:value="29.444821531503" calcext:value-type="float">
            <text:p>29.4448215315</text:p>
          </table:table-cell>
          <table:table-cell table:formula="of:=[estabem.H24]/511+1" office:value-type="float" office:value="2.11876045365684" calcext:value-type="float">
            <text:p>2.1187604537</text:p>
          </table:table-cell>
          <table:table-cell table:formula="of:=[estabem.I24]/511" office:value-type="float" office:value="0.0576219599442329" calcext:value-type="float">
            <text:p>0.0576219599</text:p>
          </table:table-cell>
          <table:table-cell table:formula="of:=SQRT([estabem.J24]^2-1)" office:value-type="float" office:value="1.86792554990293" calcext:value-type="float">
            <text:p>1.8679255499</text:p>
          </table:table-cell>
          <table:table-cell table:formula="of:=[estabem.J24]/SQRT([estabem.J24]*[estabem.J24]-1)*[estabem.K24]" office:value-type="float" office:value="0.0653597409160038" calcext:value-type="float">
            <text:p>0.0653597409</text:p>
          </table:table-cell>
          <table:table-cell office:value-type="float" office:value="11.1056" calcext:value-type="float">
            <text:p>11.1056</text:p>
          </table:table-cell>
          <table:table-cell office:value-type="float" office:value="47" calcext:value-type="float">
            <text:p>47</text:p>
          </table:table-cell>
          <table:table-cell table:formula="of:=SQRT([estabem.O24])" office:value-type="float" office:value="6.85565460040104" calcext:value-type="float">
            <text:p>6.8556546004</text:p>
          </table:table-cell>
          <table:table-cell table:formula="of:=SQRT([estabem.O24]/[estabem.N24])/[estabem.J24]" office:value-type="float" office:value="0.970948191473471" calcext:value-type="float">
            <text:p>0.9709481915</text:p>
          </table:table-cell>
          <table:table-cell table:formula="of:=SQRT(([estabem.Q24]/[estabem.J24]*[estabem.K24])^2+([estabem.Q24]/2/[estabem.O24]*[estabem.P24])^2)" office:value-type="float" office:value="0.0755767961516859" calcext:value-type="float">
            <text:p>0.0755767962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estabem.$C$32]*[estabem.G25]+[estabem.$C$33]" office:value-type="float" office:value="583.108201317785" calcext:value-type="float">
            <text:p>583.1082013178</text:p>
          </table:table-cell>
          <table:table-cell table:formula="of:=SQRT(([estabem.H25]*[estabem.$D$32])^2+([estabem.$D$33])^2)" office:value-type="float" office:value="30.0231307979767" calcext:value-type="float">
            <text:p>30.023130798</text:p>
          </table:table-cell>
          <table:table-cell table:formula="of:=[estabem.H25]/511+1" office:value-type="float" office:value="2.14111193995653" calcext:value-type="float">
            <text:p>2.14111194</text:p>
          </table:table-cell>
          <table:table-cell table:formula="of:=[estabem.I25]/511" office:value-type="float" office:value="0.0587536806222636" calcext:value-type="float">
            <text:p>0.0587536806</text:p>
          </table:table-cell>
          <table:table-cell table:formula="of:=SQRT([estabem.J25]^2-1)" office:value-type="float" office:value="1.89324069769916" calcext:value-type="float">
            <text:p>1.8932406977</text:p>
          </table:table-cell>
          <table:table-cell table:formula="of:=[estabem.J25]/SQRT([estabem.J25]*[estabem.J25]-1)*[estabem.K25]" office:value-type="float" office:value="0.0664459660356987" calcext:value-type="float">
            <text:p>0.066445966</text:p>
          </table:table-cell>
          <table:table-cell office:value-type="float" office:value="10.7722" calcext:value-type="float">
            <text:p>10.7722</text:p>
          </table:table-cell>
          <table:table-cell office:value-type="float" office:value="49" calcext:value-type="float">
            <text:p>49</text:p>
          </table:table-cell>
          <table:table-cell table:formula="of:=SQRT([estabem.O25])" office:value-type="float" office:value="7" calcext:value-type="float">
            <text:p>7</text:p>
          </table:table-cell>
          <table:table-cell table:formula="of:=SQRT([estabem.O25]/[estabem.N25])/[estabem.J25]" office:value-type="float" office:value="0.996108079370737" calcext:value-type="float">
            <text:p>0.9961080794</text:p>
          </table:table-cell>
          <table:table-cell table:formula="of:=SQRT(([estabem.Q25]/[estabem.J25]*[estabem.K25])^2+([estabem.Q25]/2/[estabem.O25]*[estabem.P25])^2)" office:value-type="float" office:value="0.0762203952943696" calcext:value-type="float">
            <text:p>0.0762203953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estabem.$C$32]*[estabem.G26]+[estabem.$C$33]" office:value-type="float" office:value="594.529810816923" calcext:value-type="float">
            <text:p>594.5298108169</text:p>
          </table:table-cell>
          <table:table-cell table:formula="of:=SQRT(([estabem.H26]*[estabem.$D$32])^2+([estabem.$D$33])^2)" office:value-type="float" office:value="30.6016264797718" calcext:value-type="float">
            <text:p>30.6016264798</text:p>
          </table:table-cell>
          <table:table-cell table:formula="of:=[estabem.H26]/511+1" office:value-type="float" office:value="2.16346342625621" calcext:value-type="float">
            <text:p>2.1634634263</text:p>
          </table:table-cell>
          <table:table-cell table:formula="of:=[estabem.I26]/511" office:value-type="float" office:value="0.0598857661052286" calcext:value-type="float">
            <text:p>0.0598857661</text:p>
          </table:table-cell>
          <table:table-cell table:formula="of:=SQRT([estabem.J26]^2-1)" office:value-type="float" office:value="1.91848221173621" calcext:value-type="float">
            <text:p>1.9184822117</text:p>
          </table:table-cell>
          <table:table-cell table:formula="of:=[estabem.J26]/SQRT([estabem.J26]*[estabem.J26]-1)*[estabem.K26]" office:value-type="float" office:value="0.067532898626537" calcext:value-type="float">
            <text:p>0.0675328986</text:p>
          </table:table-cell>
          <table:table-cell office:value-type="float" office:value="10.4269" calcext:value-type="float">
            <text:p>10.4269</text:p>
          </table:table-cell>
          <table:table-cell office:value-type="float" office:value="41" calcext:value-type="float">
            <text:p>41</text:p>
          </table:table-cell>
          <table:table-cell table:formula="of:=SQRT([estabem.O26])" office:value-type="float" office:value="6.40312423743285" calcext:value-type="float">
            <text:p>6.4031242374</text:p>
          </table:table-cell>
          <table:table-cell table:formula="of:=SQRT([estabem.O26]/[estabem.N26])/[estabem.J26]" office:value-type="float" office:value="0.916568159682383" calcext:value-type="float">
            <text:p>0.9165681597</text:p>
          </table:table-cell>
          <table:table-cell table:formula="of:=SQRT(([estabem.Q26]/[estabem.J26]*[estabem.K26])^2+([estabem.Q26]/2/[estabem.O26]*[estabem.P26])^2)" office:value-type="float" office:value="0.0759357303632801" calcext:value-type="float">
            <text:p>0.0759357304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estabem.$C$32]*[estabem.G27]+[estabem.$C$33]" office:value-type="float" office:value="605.95142031606" calcext:value-type="float">
            <text:p>605.9514203161</text:p>
          </table:table-cell>
          <table:table-cell table:formula="of:=SQRT(([estabem.H27]*[estabem.$D$32])^2+([estabem.$D$33])^2)" office:value-type="float" office:value="31.1802982010633" calcext:value-type="float">
            <text:p>31.1802982011</text:p>
          </table:table-cell>
          <table:table-cell table:formula="of:=[estabem.H27]/511+1" office:value-type="float" office:value="2.18581491255589" calcext:value-type="float">
            <text:p>2.1858149126</text:p>
          </table:table-cell>
          <table:table-cell table:formula="of:=[estabem.I27]/511" office:value-type="float" office:value="0.0610181960881865" calcext:value-type="float">
            <text:p>0.0610181961</text:p>
          </table:table-cell>
          <table:table-cell table:formula="of:=SQRT([estabem.J27]^2-1)" office:value-type="float" office:value="1.94365296078074" calcext:value-type="float">
            <text:p>1.9436529608</text:p>
          </table:table-cell>
          <table:table-cell table:formula="of:=[estabem.J27]/SQRT([estabem.J27]*[estabem.J27]-1)*[estabem.K27]" office:value-type="float" office:value="0.0686205231273607" calcext:value-type="float">
            <text:p>0.0686205231</text:p>
          </table:table-cell>
          <table:table-cell office:value-type="float" office:value="10.0694" calcext:value-type="float">
            <text:p>10.0694</text:p>
          </table:table-cell>
          <table:table-cell office:value-type="float" office:value="35" calcext:value-type="float">
            <text:p>35</text:p>
          </table:table-cell>
          <table:table-cell table:formula="of:=SQRT([estabem.O27])" office:value-type="float" office:value="5.91607978309962" calcext:value-type="float">
            <text:p>5.9160797831</text:p>
          </table:table-cell>
          <table:table-cell table:formula="of:=SQRT([estabem.O27]/[estabem.N27])/[estabem.J27]" office:value-type="float" office:value="0.852940705347723" calcext:value-type="float">
            <text:p>0.8529407053</text:p>
          </table:table-cell>
          <table:table-cell table:formula="of:=SQRT(([estabem.Q27]/[estabem.J27]*[estabem.K27])^2+([estabem.Q27]/2/[estabem.O27]*[estabem.P27])^2)" office:value-type="float" office:value="0.0759171580364044" calcext:value-type="float">
            <text:p>0.075917158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estabem.$C$32]*[estabem.G28]+[estabem.$C$33]" office:value-type="float" office:value="617.373029815198" calcext:value-type="float">
            <text:p>617.3730298152</text:p>
          </table:table-cell>
          <table:table-cell table:formula="of:=SQRT(([estabem.H28]*[estabem.$D$32])^2+([estabem.$D$33])^2)" office:value-type="float" office:value="31.7591363391968" calcext:value-type="float">
            <text:p>31.7591363392</text:p>
          </table:table-cell>
          <table:table-cell table:formula="of:=[estabem.H28]/511+1" office:value-type="float" office:value="2.20816639885557" calcext:value-type="float">
            <text:p>2.2081663989</text:p>
          </table:table-cell>
          <table:table-cell table:formula="of:=[estabem.I28]/511" office:value-type="float" office:value="0.0621509517401111" calcext:value-type="float">
            <text:p>0.0621509517</text:p>
          </table:table-cell>
          <table:table-cell table:formula="of:=SQRT([estabem.J28]^2-1)" office:value-type="float" office:value="1.96875565904832" calcext:value-type="float">
            <text:p>1.968755659</text:p>
          </table:table-cell>
          <table:table-cell table:formula="of:=[estabem.J28]/SQRT([estabem.J28]*[estabem.J28]-1)*[estabem.K28]" office:value-type="float" office:value="0.0697088247892316" calcext:value-type="float">
            <text:p>0.0697088248</text:p>
          </table:table-cell>
          <table:table-cell office:value-type="float" office:value="9.69939" calcext:value-type="float">
            <text:p>9.69939</text:p>
          </table:table-cell>
          <table:table-cell office:value-type="float" office:value="25" calcext:value-type="float">
            <text:p>25</text:p>
          </table:table-cell>
          <table:table-cell table:formula="of:=SQRT([estabem.O28])" office:value-type="float" office:value="5" calcext:value-type="float">
            <text:p>5</text:p>
          </table:table-cell>
          <table:table-cell table:formula="of:=SQRT([estabem.O28]/[estabem.N28])/[estabem.J28]" office:value-type="float" office:value="0.727052875207753" calcext:value-type="float">
            <text:p>0.7270528752</text:p>
          </table:table-cell>
          <table:table-cell table:formula="of:=SQRT(([estabem.Q28]/[estabem.J28]*[estabem.K28])^2+([estabem.Q28]/2/[estabem.O28]*[estabem.P28])^2)" office:value-type="float" office:value="0.0755302432915362" calcext:value-type="float">
            <text:p>0.0755302433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estabem.$C$32]*[estabem.G29]+[estabem.$C$33]" office:value-type="float" office:value="628.794639314336" calcext:value-type="float">
            <text:p>628.7946393143</text:p>
          </table:table-cell>
          <table:table-cell table:formula="of:=SQRT(([estabem.H29]*[estabem.$D$32])^2+([estabem.$D$33])^2)" office:value-type="float" office:value="32.3381319578118" calcext:value-type="float">
            <text:p>32.3381319578</text:p>
          </table:table-cell>
          <table:table-cell table:formula="of:=[estabem.H29]/511+1" office:value-type="float" office:value="2.23051788515526" calcext:value-type="float">
            <text:p>2.2305178852</text:p>
          </table:table-cell>
          <table:table-cell table:formula="of:=[estabem.I29]/511" office:value-type="float" office:value="0.0632840155730173" calcext:value-type="float">
            <text:p>0.0632840156</text:p>
          </table:table-cell>
          <table:table-cell table:formula="of:=SQRT([estabem.J29]^2-1)" office:value-type="float" office:value="1.99379287690509" calcext:value-type="float">
            <text:p>1.9937928769</text:p>
          </table:table-cell>
          <table:table-cell table:formula="of:=[estabem.J29]/SQRT([estabem.J29]*[estabem.J29]-1)*[estabem.K29]" office:value-type="float" office:value="0.0707977895874378" calcext:value-type="float">
            <text:p>0.0707977896</text:p>
          </table:table-cell>
          <table:table-cell office:value-type="float" office:value="9.31652" calcext:value-type="float">
            <text:p>9.31652</text:p>
          </table:table-cell>
          <table:table-cell office:value-type="float" office:value="20" calcext:value-type="float">
            <text:p>20</text:p>
          </table:table-cell>
          <table:table-cell table:formula="of:=SQRT([estabem.O29])" office:value-type="float" office:value="4.47213595499958" calcext:value-type="float">
            <text:p>4.472135955</text:p>
          </table:table-cell>
          <table:table-cell table:formula="of:=SQRT([estabem.O29]/[estabem.N29])/[estabem.J29]" office:value-type="float" office:value="0.656874537505493" calcext:value-type="float">
            <text:p>0.6568745375</text:p>
          </table:table-cell>
          <table:table-cell table:formula="of:=SQRT(([estabem.Q29]/[estabem.J29]*[estabem.K29])^2+([estabem.Q29]/2/[estabem.O29]*[estabem.P29])^2)" office:value-type="float" office:value="0.0757686038716204" calcext:value-type="float">
            <text:p>0.0757686039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style-name="ce2" office:value-type="float" office:value="5.71080474956878" calcext:value-type="float">
            <text:p>5.7108047496</text:p>
          </table:table-cell>
          <table:table-cell table:style-name="ce2" office:value-type="float" office:value="0.0510629034844817" calcext:value-type="float">
            <text:p>0.051062903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table:style-name="ce2" office:value-type="float" office:value="12.0277263609073" calcext:value-type="float">
            <text:p>12.0277263609</text:p>
          </table:table-cell>
          <table:table-cell table:style-name="ce2" office:value-type="float" office:value="3.85045173862842" calcext:value-type="float">
            <text:p>3.850451738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5:26:23.758961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6-01-05T15:56:18.952453216</dc:date>
    <meta:editing-duration>PT3H16M21S</meta:editing-duration>
    <meta:editing-cycles>7</meta:editing-cycles>
    <meta:generator>LibreOffice/4.4.7.2$Linux_X86_64 LibreOffice_project/40m0$Build-2</meta:generator>
    <meta:document-statistic meta:table-count="2" meta:cell-count="411" meta:object-count="0"/>
  </office:meta>
</office:document-meta>
</file>